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252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3cm" fo:min-width="0.7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start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449cm" svg:height="1.418cm" svg:x="1.872cm" svg:y="0.165cm">
          <draw:text-box>
            <text:p text:style-name="P1"><text:span text:style-name="T1">В приговоре Хамовнического суда, который весьма квалифицированный </text:span></text:p>
            <text:p text:style-name="P1"><text:span text:style-name="T1">судья Данилкин почему-то читал так же, как Мутко произнес речь на </text:span></text:p>
            <text:p text:style-name="P1"><text:span text:style-name="T1">английском, тем не менее, уже есть все и про всех.</text:span></text:p>
          </draw:text-box>
        </draw:frame>
        <draw:frame draw:style-name="gr2" draw:text-style-name="P3" draw:layer="layout" svg:width="1.344cm" svg:height="0.645cm" svg:x="6.351cm" svg:y="1.855cm">
          <draw:text-box>
            <text:p><text:span text:style-name="T2">есть</text:span></text:p>
          </draw:text-box>
        </draw:frame>
        <draw:line draw:style-name="gr3" draw:text-style-name="P4" draw:layer="layout" svg:x1="7cm" svg:y1="3.5cm" svg:x2="7cm" svg:y2="2.5cm">
          <text:p/>
        </draw:line>
        <draw:frame draw:style-name="gr2" draw:text-style-name="P3" draw:layer="layout" svg:width="1.344cm" svg:height="0.645cm" svg:x="6.551cm" svg:y="3.9cm">
          <draw:text-box>
            <text:p><text:span text:style-name="T2">уже</text:span></text:p>
          </draw:text-box>
        </draw:frame>
        <draw:frame draw:style-name="gr4" draw:text-style-name="P5" draw:layer="layout" svg:width="0.769cm" svg:height="0.758cm" svg:x="6.688cm" svg:y="3.486cm">
          <draw:text-box>
            <text:p text:style-name="P4"><text:span text:style-name="T2">E</text:span></text:p>
          </draw:text-box>
        </draw:frame>
        <draw:frame draw:style-name="gr1" draw:text-style-name="P3" draw:layer="layout" svg:width="2.798cm" svg:height="0.645cm" svg:x="1.1cm" svg:y="3.9cm">
          <draw:text-box>
            <text:p><text:span text:style-name="T2">тем не менее</text:span></text:p>
          </draw:text-box>
        </draw:frame>
        <draw:frame draw:style-name="gr5" draw:text-style-name="P5" draw:layer="layout" svg:width="0.777cm" svg:height="0.645cm" svg:x="10.427cm" svg:y="3.662cm">
          <draw:text-box>
            <text:p text:style-name="P4"><text:span text:style-name="T3">O</text:span></text:p>
          </draw:text-box>
        </draw:frame>
        <draw:frame draw:style-name="gr5" draw:text-style-name="P5" draw:layer="layout" svg:width="1.057cm" svg:height="1.039cm" svg:x="7.7cm" svg:y="3.562cm">
          <draw:text-box>
            <text:p text:style-name="P4"><text:span text:style-name="T3">O</text:span></text:p>
            <text:p text:style-name="P4"><text:span text:style-name="T2">все</text:span></text:p>
          </draw:text-box>
        </draw:frame>
        <draw:line draw:style-name="gr3" draw:text-style-name="P4" draw:layer="layout" svg:x1="9.2cm" svg:y1="4.101cm" svg:x2="8.7cm" svg:y2="4.101cm">
          <text:p/>
        </draw:line>
        <draw:line draw:style-name="gr3" draw:text-style-name="P4" draw:layer="layout" svg:x1="10.3cm" svg:y1="4.101cm" svg:x2="9.7cm" svg:y2="4.101cm">
          <text:p/>
        </draw:line>
        <draw:frame draw:style-name="gr5" draw:text-style-name="P6" draw:layer="layout" svg:width="0.697cm" svg:height="1.039cm" svg:x="9.1cm" svg:y="3.556cm">
          <draw:text-box>
            <text:p text:style-name="P4"><text:span text:style-name="T2"><text:s/></text:span><text:span text:style-name="T2">j</text:span></text:p>
            <text:p text:style-name="P4"><text:span text:style-name="T2">и</text:span></text:p>
          </draw:text-box>
        </draw:frame>
        <draw:line draw:style-name="gr3" draw:text-style-name="P4" draw:layer="layout" svg:x1="8cm" svg:y1="3.5cm" svg:x2="7cm" svg:y2="2.4cm">
          <text:p/>
        </draw:line>
        <draw:line draw:style-name="gr3" draw:text-style-name="P4" draw:layer="layout" svg:x1="10.583cm" svg:y1="3.78cm" svg:x2="7cm" svg:y2="2.4cm">
          <text:p/>
        </draw:line>
        <draw:frame draw:style-name="gr4" draw:text-style-name="P5" draw:layer="layout" svg:width="0.769cm" svg:height="0.758cm" svg:x="2.089cm" svg:y="3.486cm">
          <draw:text-box>
            <text:p text:style-name="P4"><text:span text:style-name="T2">E</text:span></text:p>
          </draw:text-box>
        </draw:frame>
        <draw:line draw:style-name="gr3" draw:text-style-name="P4" draw:layer="layout" svg:x1="3cm" svg:y1="3.5cm" svg:x2="7cm" svg:y2="2.4cm">
          <text:p/>
        </draw:line>
        <draw:line draw:style-name="gr3" draw:text-style-name="P4" draw:layer="layout" svg:x1="6cm" svg:y1="3.5cm" svg:x2="7cm" svg:y2="2.4cm">
          <text:p/>
        </draw:line>
        <draw:line draw:style-name="gr3" draw:text-style-name="P4" draw:layer="layout" svg:x1="5.73cm" svg:y1="4.869cm" svg:x2="5.729cm" svg:y2="4.082cm">
          <text:p/>
        </draw:line>
        <draw:line draw:style-name="gr3" draw:text-style-name="P4" draw:layer="layout" svg:x1="5.729cm" svg:y1="4.87cm" svg:x2="5.509cm" svg:y2="5.082cm">
          <text:p/>
        </draw:line>
        <draw:line draw:style-name="gr3" draw:text-style-name="P4" draw:layer="layout" svg:x1="4.928cm" svg:y1="4.082cm" svg:x2="6.428cm" svg:y2="4.082cm">
          <text:p/>
        </draw:line>
        <draw:line draw:style-name="gr3" draw:text-style-name="P4" draw:layer="layout" svg:x1="6.428cm" svg:y1="4.083cm" svg:x2="6.523cm" svg:y2="3.969cm">
          <text:p/>
        </draw:line>
        <draw:line draw:style-name="gr3" draw:text-style-name="P4" draw:layer="layout" svg:x1="4.837cm" svg:y1="4.195cm" svg:x2="4.932cm" svg:y2="4.081cm">
          <text:p/>
        </draw:line>
        <draw:frame draw:style-name="gr4" draw:text-style-name="P5" draw:layer="layout" svg:width="0.769cm" svg:height="0.758cm" svg:x="5.289cm" svg:y="3.486cm">
          <draw:text-box>
            <text:p text:style-name="P4"><text:span text:style-name="T2">E</text:span></text:p>
          </draw:text-box>
        </draw:frame>
        <draw:frame draw:style-name="gr4" draw:text-style-name="P5" draw:layer="layout" svg:width="0.769cm" svg:height="0.758cm" svg:x="4.99cm" svg:y="4.086cm">
          <draw:text-box>
            <text:p text:style-name="P4"><text:span text:style-name="T2">в</text:span></text:p>
          </draw:text-box>
        </draw:frame>
        <draw:frame draw:style-name="gr6" draw:text-style-name="P5" draw:id="id2" draw:layer="layout" svg:width="1.967cm" svg:height="0.758cm" svg:x="5.591cm" svg:y="4.486cm">
          <draw:text-box>
            <text:p text:style-name="P4"><text:span text:style-name="T2">приговор</text:span></text:p>
          </draw:text-box>
        </draw:frame>
        <draw:frame draw:style-name="gr4" draw:text-style-name="P5" draw:layer="layout" svg:width="0.777cm" svg:height="0.758cm" svg:x="5.789cm" svg:y="4.186cm">
          <draw:text-box>
            <text:p text:style-name="P4"><text:span text:style-name="T2">O</text:span></text:p>
          </draw:text-box>
        </draw:frame>
        <draw:line draw:style-name="gr3" draw:text-style-name="P4" draw:layer="layout" svg:x1="5.33cm" svg:y1="10.169cm" svg:x2="5.329cm" svg:y2="9.382cm">
          <text:p/>
        </draw:line>
        <draw:line draw:style-name="gr3" draw:text-style-name="P4" draw:layer="layout" svg:x1="5.329cm" svg:y1="10.17cm" svg:x2="5.109cm" svg:y2="10.382cm">
          <text:p/>
        </draw:line>
        <draw:line draw:style-name="gr3" draw:text-style-name="P4" draw:layer="layout" svg:x1="4.528cm" svg:y1="9.382cm" svg:x2="6.028cm" svg:y2="9.382cm">
          <text:p/>
        </draw:line>
        <draw:line draw:style-name="gr3" draw:text-style-name="P4" draw:layer="layout" svg:x1="6.028cm" svg:y1="9.383cm" svg:x2="6.123cm" svg:y2="9.269cm">
          <text:p/>
        </draw:line>
        <draw:line draw:style-name="gr3" draw:text-style-name="P4" draw:layer="layout" svg:x1="4.437cm" svg:y1="9.495cm" svg:x2="4.532cm" svg:y2="9.381cm">
          <text:p/>
        </draw:line>
        <draw:line draw:style-name="gr3" draw:text-style-name="P4" draw:layer="layout" svg:x1="4.828cm" svg:y1="9.282cm" svg:x2="5.775cm" svg:y2="9.284cm">
          <text:p/>
        </draw:line>
        <draw:frame draw:style-name="gr4" draw:text-style-name="P5" draw:layer="layout" svg:width="0.769cm" svg:height="0.758cm" svg:x="4.885cm" svg:y="8.686cm">
          <draw:text-box>
            <text:p text:style-name="P4"><text:span text:style-name="T2">A</text:span></text:p>
          </draw:text-box>
        </draw:frame>
        <draw:frame draw:style-name="gr4" draw:text-style-name="P5" draw:layer="layout" svg:width="1.433cm" svg:height="0.758cm" svg:x="5.285cm" svg:y="9.786cm">
          <draw:text-box>
            <text:p text:style-name="P4"><text:span text:style-name="T2">читал</text:span></text:p>
          </draw:text-box>
        </draw:frame>
        <draw:frame draw:style-name="gr4" draw:text-style-name="P5" draw:id="id1" draw:layer="layout" svg:width="1.361cm" svg:height="0.758cm" svg:x="4.185cm" svg:y="9.686cm">
          <draw:text-box>
            <text:p text:style-name="P4"><text:span text:style-name="T2">(Rel.)</text:span></text:p>
          </draw:text-box>
        </draw:frame>
        <draw:frame draw:style-name="gr4" draw:text-style-name="P5" draw:layer="layout" svg:width="0.769cm" svg:height="0.758cm" svg:x="5.486cm" svg:y="9.386cm">
          <draw:text-box>
            <text:p text:style-name="P4"><text:span text:style-name="T2">I</text:span></text:p>
          </draw:text-box>
        </draw:frame>
        <draw:connector draw:style-name="gr7" draw:text-style-name="P4" draw:layer="layout" draw:type="curve" svg:x1="4.185cm" svg:y1="10.065cm" svg:x2="5.591cm" svg:y2="4.865cm" draw:start-shape="id1" draw:start-glue-point="3" draw:end-shape="id2" draw:end-glue-point="3" svg:d="m4185 10065c-751 0-1454-5200 1406-5200">
          <text:p/>
        </draw:connector>
        <draw:line draw:style-name="gr3" draw:text-style-name="P4" draw:layer="layout" svg:x1="4.6cm" svg:y1="14.4cm" svg:x2="4.4cm" svg:y2="13.8cm">
          <text:p/>
        </draw:line>
        <draw:line draw:style-name="gr3" draw:text-style-name="P4" draw:layer="layout" svg:x1="4.597cm" svg:y1="12.669cm" svg:x2="6cm" svg:y2="10.4cm">
          <text:p/>
        </draw:line>
        <draw:line draw:style-name="gr3" draw:text-style-name="P4" draw:layer="layout" svg:x1="9.1cm" svg:y1="11.4cm" svg:x2="6cm" svg:y2="10.4cm">
          <text:p/>
        </draw:line>
        <draw:frame draw:style-name="gr4" draw:text-style-name="P5" draw:layer="layout" svg:width="0.777cm" svg:height="0.758cm" svg:x="4.145cm" svg:y="12.713cm">
          <draw:text-box>
            <text:p text:style-name="P4"><text:span text:style-name="T2">O</text:span></text:p>
          </draw:text-box>
        </draw:frame>
        <draw:frame draw:style-name="gr4" draw:text-style-name="P5" draw:layer="layout" svg:width="1.421cm" svg:height="0.758cm" svg:x="3.746cm" svg:y="13.113cm">
          <draw:text-box>
            <text:p text:style-name="P4"><text:span text:style-name="T2">судья</text:span></text:p>
          </draw:text-box>
        </draw:frame>
        <draw:frame draw:style-name="gr4" draw:text-style-name="P5" draw:layer="layout" svg:width="3.914cm" svg:height="0.758cm" svg:x="-0.111cm" svg:y="14.586cm">
          <draw:text-box>
            <text:p text:style-name="P4"><text:span text:style-name="T2">квалифицированный</text:span></text:p>
          </draw:text-box>
        </draw:frame>
        <draw:frame draw:style-name="gr4" draw:text-style-name="P5" draw:layer="layout" svg:width="1.675cm" svg:height="0.758cm" svg:x="0.59cm" svg:y="16.186cm">
          <draw:text-box>
            <text:p text:style-name="P4"><text:span text:style-name="T2">весьма</text:span></text:p>
          </draw:text-box>
        </draw:frame>
        <draw:line draw:style-name="gr3" draw:text-style-name="P4" draw:layer="layout" svg:x1="6.6cm" svg:y1="11.4cm" svg:x2="6cm" svg:y2="10.4cm">
          <text:p/>
        </draw:line>
        <draw:line draw:style-name="gr3" draw:text-style-name="P4" draw:layer="layout" svg:x1="1.5cm" svg:y1="15.7cm" svg:x2="1.5cm" svg:y2="15.2cm">
          <text:p/>
        </draw:line>
        <draw:frame draw:style-name="gr4" draw:text-style-name="P5" draw:layer="layout" svg:width="0.769cm" svg:height="0.758cm" svg:x="1.088cm" svg:y="15.786cm">
          <draw:text-box>
            <text:p text:style-name="P4"><text:span text:style-name="T2">E</text:span></text:p>
          </draw:text-box>
        </draw:frame>
        <draw:frame draw:style-name="gr4" draw:text-style-name="P5" draw:layer="layout" svg:width="0.769cm" svg:height="0.758cm" svg:x="1.085cm" svg:y="14.286cm">
          <draw:text-box>
            <text:p text:style-name="P4"><text:span text:style-name="T2">A</text:span></text:p>
          </draw:text-box>
        </draw:frame>
        <draw:line draw:style-name="gr3" draw:text-style-name="P4" draw:layer="layout" svg:x1="2.1cm" svg:y1="14.4cm" svg:x2="4.4cm" svg:y2="13.8cm">
          <text:p/>
        </draw:line>
        <draw:frame draw:style-name="gr4" draw:text-style-name="P5" draw:layer="layout" svg:width="0.769cm" svg:height="0.758cm" svg:x="4.285cm" svg:y="14.286cm">
          <draw:text-box>
            <text:p text:style-name="P4"><text:span text:style-name="T2">A</text:span></text:p>
          </draw:text-box>
        </draw:frame>
        <draw:frame draw:style-name="gr4" draw:text-style-name="P5" draw:layer="layout" svg:width="2.068cm" svg:height="0.758cm" svg:x="4.486cm" svg:y="15.186cm">
          <draw:text-box>
            <text:p text:style-name="P4"><text:span text:style-name="T2">Данилкин</text:span></text:p>
          </draw:text-box>
        </draw:frame>
        <draw:frame draw:style-name="gr4" draw:text-style-name="P5" draw:layer="layout" svg:width="0.769cm" svg:height="0.758cm" svg:x="6.188cm" svg:y="11.286cm">
          <draw:text-box>
            <text:p text:style-name="P4"><text:span text:style-name="T2">E</text:span></text:p>
          </draw:text-box>
        </draw:frame>
        <draw:frame draw:style-name="gr4" draw:text-style-name="P5" draw:layer="layout" svg:width="2.149cm" svg:height="0.758cm" svg:x="5.588cm" svg:y="11.686cm">
          <draw:text-box>
            <text:p text:style-name="P4"><text:span text:style-name="T2">почему-то</text:span></text:p>
          </draw:text-box>
        </draw:frame>
        <draw:line draw:style-name="gr3" draw:text-style-name="P4" draw:layer="layout" svg:x1="9.33cm" svg:y1="14.169cm" svg:x2="9.329cm" svg:y2="13.382cm">
          <text:p/>
        </draw:line>
        <draw:line draw:style-name="gr3" draw:text-style-name="P4" draw:layer="layout" svg:x1="9.329cm" svg:y1="14.17cm" svg:x2="9.109cm" svg:y2="14.382cm">
          <text:p/>
        </draw:line>
        <draw:line draw:style-name="gr3" draw:text-style-name="P4" draw:layer="layout" svg:x1="8.528cm" svg:y1="13.382cm" svg:x2="10.028cm" svg:y2="13.382cm">
          <text:p/>
        </draw:line>
        <draw:line draw:style-name="gr3" draw:text-style-name="P4" draw:layer="layout" svg:x1="10.028cm" svg:y1="13.383cm" svg:x2="10.123cm" svg:y2="13.269cm">
          <text:p/>
        </draw:line>
        <draw:line draw:style-name="gr3" draw:text-style-name="P4" draw:layer="layout" svg:x1="8.437cm" svg:y1="13.495cm" svg:x2="8.532cm" svg:y2="13.381cm">
          <text:p/>
        </draw:line>
        <draw:line draw:style-name="gr3" draw:text-style-name="P4" draw:layer="layout" svg:x1="8.828cm" svg:y1="13.282cm" svg:x2="9.775cm" svg:y2="13.284cm">
          <text:p/>
        </draw:line>
        <draw:frame draw:style-name="gr4" draw:text-style-name="P5" draw:layer="layout" svg:width="0.769cm" svg:height="0.758cm" svg:x="8.888cm" svg:y="12.786cm">
          <draw:text-box>
            <text:p text:style-name="P4"><text:span text:style-name="T2">E</text:span></text:p>
          </draw:text-box>
        </draw:frame>
        <draw:frame draw:style-name="gr4" draw:text-style-name="P5" draw:layer="layout" svg:width="0.769cm" svg:height="0.758cm" svg:x="9.486cm" svg:y="13.386cm">
          <draw:text-box>
            <text:p text:style-name="P4"><text:span text:style-name="T2">I</text:span></text:p>
          </draw:text-box>
        </draw:frame>
        <draw:frame draw:style-name="gr4" draw:text-style-name="P5" draw:id="id3" draw:layer="layout" svg:width="1.107cm" svg:height="0.758cm" svg:x="8.287cm" svg:y="13.786cm">
          <draw:text-box>
            <text:p text:style-name="P4"><text:span text:style-name="T2">как </text:span></text:p>
          </draw:text-box>
        </draw:frame>
        <draw:frame draw:style-name="gr4" draw:text-style-name="P5" draw:layer="layout" svg:width="2.005cm" svg:height="0.758cm" svg:x="9.188cm" svg:y="13.786cm">
          <draw:text-box>
            <text:p text:style-name="P4"><text:span text:style-name="T2">произнес</text:span></text:p>
          </draw:text-box>
        </draw:frame>
        <draw:line draw:style-name="gr3" draw:text-style-name="P4" draw:layer="layout" svg:x1="11.6cm" svg:y1="15.3cm" svg:x2="10.1cm" svg:y2="14.3cm">
          <text:p/>
        </draw:line>
        <draw:line draw:style-name="gr3" draw:text-style-name="P4" draw:layer="layout" svg:x1="8.1cm" svg:y1="15.3cm" svg:x2="10.1cm" svg:y2="14.3cm">
          <text:p/>
        </draw:line>
        <draw:frame draw:style-name="gr4" draw:text-style-name="P5" draw:layer="layout" svg:width="0.777cm" svg:height="0.758cm" svg:x="7.59cm" svg:y="15.186cm">
          <draw:text-box>
            <text:p text:style-name="P4"><text:span text:style-name="T2">O</text:span></text:p>
          </draw:text-box>
        </draw:frame>
        <draw:frame draw:style-name="gr4" draw:text-style-name="P5" draw:layer="layout" svg:width="1.243cm" svg:height="0.758cm" svg:x="8.991cm" svg:y="15.586cm">
          <draw:text-box>
            <text:p text:style-name="P4"><text:span text:style-name="T2">речь</text:span></text:p>
          </draw:text-box>
        </draw:frame>
        <draw:frame draw:style-name="gr4" draw:text-style-name="P5" draw:layer="layout" svg:width="0.777cm" svg:height="0.758cm" svg:x="9.191cm" svg:y="15.186cm">
          <draw:text-box>
            <text:p text:style-name="P4"><text:span text:style-name="T2">O</text:span></text:p>
          </draw:text-box>
        </draw:frame>
        <draw:frame draw:style-name="gr4" draw:text-style-name="P5" draw:layer="layout" svg:width="1.488cm" svg:height="0.758cm" svg:x="7.291cm" svg:y="15.586cm">
          <draw:text-box>
            <text:p text:style-name="P4"><text:span text:style-name="T2">Мутко</text:span></text:p>
          </draw:text-box>
        </draw:frame>
        <draw:line draw:style-name="gr3" draw:text-style-name="P4" draw:layer="layout" svg:x1="9.6cm" svg:y1="15.3cm" svg:x2="10.1cm" svg:y2="14.3cm">
          <text:p/>
        </draw:line>
        <draw:frame draw:style-name="gr4" draw:text-style-name="P5" draw:layer="layout" svg:width="0.769cm" svg:height="0.758cm" svg:x="8.889cm" svg:y="11.286cm">
          <draw:text-box>
            <text:p text:style-name="P4"><text:span text:style-name="T2">E</text:span></text:p>
          </draw:text-box>
        </draw:frame>
        <draw:frame draw:style-name="gr4" draw:text-style-name="P5" draw:id="id4" draw:layer="layout" svg:width="1.535cm" svg:height="0.758cm" svg:x="8.49cm" svg:y="11.686cm">
          <draw:text-box>
            <text:p text:style-name="P4"><text:span text:style-name="T2">так же</text:span></text:p>
          </draw:text-box>
        </draw:frame>
        <draw:line draw:style-name="gr3" draw:text-style-name="P4" draw:layer="layout" svg:x1="9.3cm" svg:y1="12.8cm" svg:x2="9.3cm" svg:y2="12.3cm">
          <text:p/>
        </draw:line>
        <draw:line draw:style-name="gr3" draw:text-style-name="P4" draw:layer="layout" svg:x1="11.63cm" svg:y1="16.569cm" svg:x2="11.629cm" svg:y2="15.782cm">
          <text:p/>
        </draw:line>
        <draw:line draw:style-name="gr3" draw:text-style-name="P4" draw:layer="layout" svg:x1="11.629cm" svg:y1="16.57cm" svg:x2="11.409cm" svg:y2="16.782cm">
          <text:p/>
        </draw:line>
        <draw:line draw:style-name="gr3" draw:text-style-name="P4" draw:layer="layout" svg:x1="10.828cm" svg:y1="15.782cm" svg:x2="12.328cm" svg:y2="15.782cm">
          <text:p/>
        </draw:line>
        <draw:line draw:style-name="gr3" draw:text-style-name="P4" draw:layer="layout" svg:x1="12.328cm" svg:y1="15.783cm" svg:x2="12.423cm" svg:y2="15.669cm">
          <text:p/>
        </draw:line>
        <draw:line draw:style-name="gr3" draw:text-style-name="P4" draw:layer="layout" svg:x1="10.737cm" svg:y1="15.895cm" svg:x2="10.832cm" svg:y2="15.781cm">
          <text:p/>
        </draw:line>
        <draw:frame draw:style-name="gr4" draw:text-style-name="P5" draw:layer="layout" svg:width="0.769cm" svg:height="0.758cm" svg:x="11.189cm" svg:y="15.186cm">
          <draw:text-box>
            <text:p text:style-name="P4"><text:span text:style-name="T2">E</text:span></text:p>
          </draw:text-box>
        </draw:frame>
        <draw:frame draw:style-name="gr4" draw:text-style-name="P5" draw:layer="layout" svg:width="1.057cm" svg:height="0.758cm" svg:x="10.69cm" svg:y="16.086cm">
          <draw:text-box>
            <text:p text:style-name="P4"><text:span text:style-name="T2">-ом</text:span></text:p>
          </draw:text-box>
        </draw:frame>
        <draw:frame draw:style-name="gr4" draw:text-style-name="P5" draw:layer="layout" svg:width="0.777cm" svg:height="0.758cm" svg:x="11.689cm" svg:y="15.786cm">
          <draw:text-box>
            <text:p text:style-name="P4"><text:span text:style-name="T2">O</text:span></text:p>
          </draw:text-box>
        </draw:frame>
        <draw:frame draw:style-name="gr5" draw:layer="layout" svg:width="2.322cm" svg:height="0.645cm" svg:x="11.475cm" svg:y="16.1cm">
          <draw:text-box>
            <text:p text:style-name="P4"><text:span text:style-name="T2">английский</text:span></text:p>
          </draw:text-box>
        </draw:frame>
        <draw:connector draw:style-name="gr7" draw:text-style-name="P4" draw:layer="layout" draw:type="curve" svg:x1="8.287cm" svg:y1="14.165cm" svg:x2="8.49cm" svg:y2="12.065cm" draw:start-shape="id3" draw:start-glue-point="3" draw:end-shape="id4" svg:d="m8287 14165c-751 0-853-2100 203-2100">
          <text:p/>
        </draw:connector>
        <draw:frame draw:style-name="gr8" draw:text-style-name="P5" draw:layer="layout" svg:width="1.786cm" svg:height="1.59cm" svg:x="6.173cm" svg:y="5.258cm">
          <draw:text-box>
            <text:p text:style-name="P4"><text:span text:style-name="T3"><text:s text:c="2"/></text:span><text:span text:style-name="T3">A</text:span></text:p>
            <text:p text:style-name="P4"><text:span text:style-name="T4"/></text:p>
            <text:p text:style-name="P4"><text:span text:style-name="T2">O <text:s text:c="2"/></text:span></text:p>
            <text:p text:style-name="P4"><text:span text:style-name="T2">суд <text:s text:c="2"/>-а</text:span></text:p>
          </draw:text-box>
        </draw:frame>
        <draw:line draw:style-name="gr3" draw:text-style-name="P4" draw:layer="layout" svg:x1="6.303cm" svg:y1="5.843cm" svg:x2="7.803cm" svg:y2="5.843cm">
          <text:p/>
        </draw:line>
        <draw:line draw:style-name="gr3" draw:text-style-name="P4" draw:layer="layout" svg:x1="7.104cm" svg:y1="6.63cm" svg:x2="7.103cm" svg:y2="5.843cm">
          <text:p/>
        </draw:line>
        <draw:line draw:style-name="gr3" draw:text-style-name="P4" draw:layer="layout" svg:x1="7.303cm" svg:y1="6.843cm" svg:x2="7.083cm" svg:y2="6.631cm">
          <text:p/>
        </draw:line>
        <draw:line draw:style-name="gr3" draw:text-style-name="P4" draw:layer="layout" svg:x1="7.808cm" svg:y1="5.831cm" svg:x2="7.903cm" svg:y2="5.717cm">
          <text:p/>
        </draw:line>
        <draw:line draw:style-name="gr3" draw:text-style-name="P4" draw:layer="layout" svg:x1="6.209cm" svg:y1="5.931cm" svg:x2="6.304cm" svg:y2="5.817cm">
          <text:p/>
        </draw:line>
        <draw:line draw:style-name="gr3" draw:text-style-name="P4" draw:layer="layout" svg:x1="8.203cm" svg:y1="8.143cm" svg:x2="9.703cm" svg:y2="8.143cm">
          <text:p/>
        </draw:line>
        <draw:line draw:style-name="gr3" draw:text-style-name="P4" draw:layer="layout" svg:x1="9.004cm" svg:y1="8.93cm" svg:x2="9.003cm" svg:y2="8.143cm">
          <text:p/>
        </draw:line>
        <draw:line draw:style-name="gr3" draw:text-style-name="P4" draw:layer="layout" svg:x1="9.217cm" svg:y1="9.138cm" svg:x2="8.997cm" svg:y2="8.926cm">
          <text:p/>
        </draw:line>
        <draw:line draw:style-name="gr3" draw:text-style-name="P4" draw:layer="layout" svg:x1="9.708cm" svg:y1="8.131cm" svg:x2="9.803cm" svg:y2="8.017cm">
          <text:p/>
        </draw:line>
        <draw:line draw:style-name="gr3" draw:text-style-name="P4" draw:layer="layout" svg:x1="8.109cm" svg:y1="8.231cm" svg:x2="8.204cm" svg:y2="8.117cm">
          <text:p/>
        </draw:line>
        <draw:line draw:style-name="gr3" draw:text-style-name="P4" draw:layer="layout" svg:x1="8.679cm" svg:y1="7.832cm" svg:x2="6.694cm" svg:y2="6.88cm">
          <text:p/>
        </draw:line>
        <draw:frame draw:style-name="gr9" draw:text-style-name="P5" draw:layer="layout" svg:width="3.821cm" svg:height="2.543cm" svg:x="6.873cm" svg:y="7.557cm">
          <draw:text-box>
            <text:p text:style-name="P4"><text:span text:style-name="T3"><text:s text:c="4"/></text:span><text:span text:style-name="T3">A</text:span></text:p>
            <text:p text:style-name="P4"><text:span text:style-name="T4"/></text:p>
            <text:p text:style-name="P4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3" draw:text-style-name="P4" draw:layer="layout" svg:x1="5.345cm" svg:y1="8.679cm" svg:x2="6.431cm" svg:y2="4.963cm">
          <text:p/>
        </draw:line>
        <draw:frame draw:style-name="gr4" draw:text-style-name="P5" draw:layer="layout" svg:width="0.815cm" svg:height="0.758cm" svg:x="4.891cm" svg:y="4.386cm">
          <draw:text-box>
            <text:p text:style-name="P4"><text:span text:style-name="T2">-е</text:span></text:p>
          </draw:text-box>
        </draw:frame>
        <draw:frame draw:style-name="gr4" draw:text-style-name="P5" draw:layer="layout" svg:width="0.891cm" svg:height="0.758cm" svg:x="10.891cm" svg:y="15.786cm">
          <draw:text-box>
            <text:p text:style-name="P4"><text:span text:style-name="T2">на</text:span></text:p>
          </draw:text-box>
        </draw:frame>
        <draw:line draw:style-name="gr3" draw:text-style-name="P4" draw:layer="layout" svg:x1="10.83cm" svg:y1="5.07cm" svg:x2="10.829cm" svg:y2="4.283cm">
          <text:p/>
        </draw:line>
        <draw:line draw:style-name="gr3" draw:text-style-name="P4" draw:layer="layout" svg:x1="10.829cm" svg:y1="5.071cm" svg:x2="10.609cm" svg:y2="5.283cm">
          <text:p/>
        </draw:line>
        <draw:line draw:style-name="gr3" draw:text-style-name="P4" draw:layer="layout" svg:x1="10.028cm" svg:y1="4.283cm" svg:x2="11.528cm" svg:y2="4.283cm">
          <text:p/>
        </draw:line>
        <draw:line draw:style-name="gr3" draw:text-style-name="P4" draw:layer="layout" svg:x1="11.528cm" svg:y1="4.284cm" svg:x2="11.623cm" svg:y2="4.17cm">
          <text:p/>
        </draw:line>
        <draw:line draw:style-name="gr3" draw:text-style-name="P4" draw:layer="layout" svg:x1="9.937cm" svg:y1="4.396cm" svg:x2="10.032cm" svg:y2="4.282cm">
          <text:p/>
        </draw:line>
        <draw:frame draw:style-name="gr4" draw:text-style-name="P5" draw:layer="layout" svg:width="0.769cm" svg:height="0.758cm" svg:x="7.288cm" svg:y="3.087cm">
          <draw:text-box>
            <text:p text:style-name="P4"><text:span text:style-name="T2">1</text:span></text:p>
          </draw:text-box>
        </draw:frame>
        <draw:frame draw:style-name="gr4" draw:text-style-name="P5" draw:layer="layout" svg:width="0.769cm" svg:height="0.758cm" svg:x="8.789cm" svg:y="3.087cm">
          <draw:text-box>
            <text:p text:style-name="P4"><text:span text:style-name="T2">1</text:span></text:p>
          </draw:text-box>
        </draw:frame>
        <draw:frame draw:style-name="gr4" draw:text-style-name="P5" draw:layer="layout" svg:width="0.769cm" svg:height="0.758cm" svg:x="8.29cm" svg:y="14.887cm">
          <draw:text-box>
            <text:p text:style-name="P4"><text:span text:style-name="T2">1</text:span></text:p>
          </draw:text-box>
        </draw:frame>
        <draw:frame draw:style-name="gr4" draw:text-style-name="P5" draw:layer="layout" svg:width="0.769cm" svg:height="0.758cm" svg:x="4.063cm" svg:y="11.983cm">
          <draw:text-box>
            <text:p text:style-name="P4"><text:span text:style-name="T2">1</text:span></text:p>
          </draw:text-box>
        </draw:frame>
        <draw:frame draw:style-name="gr4" draw:text-style-name="P5" draw:layer="layout" svg:width="0.769cm" svg:height="0.758cm" svg:x="9.489cm" svg:y="14.787cm">
          <draw:text-box>
            <text:p text:style-name="P4"><text:span text:style-name="T2">2</text:span></text:p>
          </draw:text-box>
        </draw:frame>
        <draw:frame draw:style-name="gr10" draw:text-style-name="P6" draw:layer="layout" svg:width="1cm" svg:height="0.645cm" svg:x="10.087cm" svg:y="4.429cm">
          <draw:text-box>
            <text:p text:style-name="P7"><text:span text:style-name="T2">Ø</text:span></text:p>
          </draw:text-box>
        </draw:frame>
        <draw:line draw:style-name="gr3" draw:text-style-name="P4" draw:layer="layout" svg:x1="11.83cm" svg:y1="5.67cm" svg:x2="11.829cm" svg:y2="4.883cm">
          <text:p/>
        </draw:line>
        <draw:line draw:style-name="gr3" draw:text-style-name="P4" draw:layer="layout" svg:x1="11.829cm" svg:y1="5.671cm" svg:x2="11.609cm" svg:y2="5.883cm">
          <text:p/>
        </draw:line>
        <draw:line draw:style-name="gr3" draw:text-style-name="P4" draw:layer="layout" svg:x1="11.028cm" svg:y1="4.883cm" svg:x2="12.528cm" svg:y2="4.883cm">
          <text:p/>
        </draw:line>
        <draw:line draw:style-name="gr3" draw:text-style-name="P4" draw:layer="layout" svg:x1="12.528cm" svg:y1="4.884cm" svg:x2="12.623cm" svg:y2="4.77cm">
          <text:p/>
        </draw:line>
        <draw:line draw:style-name="gr3" draw:text-style-name="P4" draw:layer="layout" svg:x1="10.937cm" svg:y1="4.996cm" svg:x2="11.032cm" svg:y2="4.882cm">
          <text:p/>
        </draw:line>
        <draw:frame draw:style-name="gr4" draw:text-style-name="P5" draw:layer="layout" svg:width="0.769cm" svg:height="0.758cm" svg:x="11.463cm" svg:y="4.342cm">
          <draw:text-box>
            <text:p text:style-name="P4"><text:span text:style-name="T2">E</text:span></text:p>
          </draw:text-box>
        </draw:frame>
        <draw:frame draw:style-name="gr4" draw:text-style-name="P5" draw:layer="layout" svg:width="0.798cm" svg:height="0.758cm" svg:x="11.085cm" svg:y="5.287cm">
          <draw:text-box>
            <text:p text:style-name="P4"><text:span text:style-name="T2">-х</text:span></text:p>
          </draw:text-box>
        </draw:frame>
        <draw:frame draw:style-name="gr4" draw:text-style-name="P5" draw:layer="layout" svg:width="1.082cm" svg:height="0.758cm" svg:x="10.886cm" svg:y="4.887cm">
          <draw:text-box>
            <text:p text:style-name="P4"><text:span text:style-name="T2">про</text:span></text:p>
          </draw:text-box>
        </draw:frame>
        <draw:frame draw:style-name="gr4" draw:text-style-name="P5" draw:layer="layout" svg:width="0.777cm" svg:height="0.758cm" svg:x="11.787cm" svg:y="4.887cm">
          <draw:text-box>
            <text:p text:style-name="P4"><text:span text:style-name="T2">O</text:span></text:p>
          </draw:text-box>
        </draw:frame>
        <draw:frame draw:style-name="gr4" draw:text-style-name="P5" draw:layer="layout" svg:width="1.057cm" svg:height="0.758cm" svg:x="11.788cm" svg:y="5.287cm">
          <draw:text-box>
            <text:p text:style-name="P4"><text:span text:style-name="T2">все</text:span></text:p>
          </draw:text-box>
        </draw:frame>
        <draw:line draw:style-name="gr3" draw:text-style-name="P4" draw:layer="layout" svg:x1="4.63cm" svg:y1="15.67cm" svg:x2="4.629cm" svg:y2="14.883cm">
          <text:p/>
        </draw:line>
        <draw:line draw:style-name="gr3" draw:text-style-name="P4" draw:layer="layout" svg:x1="4.629cm" svg:y1="15.671cm" svg:x2="4.409cm" svg:y2="15.883cm">
          <text:p/>
        </draw:line>
        <draw:line draw:style-name="gr3" draw:text-style-name="P4" draw:layer="layout" svg:x1="3.828cm" svg:y1="14.883cm" svg:x2="5.328cm" svg:y2="14.883cm">
          <text:p/>
        </draw:line>
        <draw:line draw:style-name="gr3" draw:text-style-name="P4" draw:layer="layout" svg:x1="5.328cm" svg:y1="14.884cm" svg:x2="5.423cm" svg:y2="14.77cm">
          <text:p/>
        </draw:line>
        <draw:line draw:style-name="gr3" draw:text-style-name="P4" draw:layer="layout" svg:x1="3.737cm" svg:y1="14.996cm" svg:x2="3.832cm" svg:y2="14.882cm">
          <text:p/>
        </draw:line>
        <draw:frame draw:style-name="gr10" draw:text-style-name="P6" draw:layer="layout" svg:width="1cm" svg:height="0.645cm" svg:x="3.987cm" svg:y="15.229cm">
          <draw:text-box>
            <text:p text:style-name="P7"><text:span text:style-name="T2">Ø</text:span></text:p>
          </draw:text-box>
        </draw:frame>
        <draw:frame draw:style-name="gr4" draw:text-style-name="P5" draw:layer="layout" svg:width="0.777cm" svg:height="0.758cm" svg:x="4.761cm" svg:y="14.951cm">
          <draw:text-box>
            <text:p text:style-name="P4"><text:span text:style-name="T2">O</text:span></text:p>
          </draw:text-box>
        </draw:frame>
        <draw:line draw:style-name="gr3" draw:text-style-name="P4" draw:layer="layout" svg:x1="6.933cm" svg:y1="5.292cm" svg:x2="6.411cm" svg:y2="4.963cm">
          <text:p/>
        </draw:line>
        <draw:line draw:style-name="gr3" draw:text-style-name="P4" draw:layer="layout" svg:x1="1.565cm" svg:y1="11.704cm" svg:x2="5.986cm" svg:y2="10.39cm">
          <text:p/>
        </draw:line>
        <draw:frame draw:style-name="gr4" draw:text-style-name="P5" draw:layer="layout" svg:width="0.769cm" svg:height="0.758cm" svg:x="1.92cm" svg:y="10.884cm">
          <draw:text-box>
            <text:p text:style-name="P4"><text:span text:style-name="T2">2</text:span></text:p>
          </draw:text-box>
        </draw:frame>
        <draw:frame draw:style-name="gr4" draw:text-style-name="P5" draw:layer="layout" svg:width="0.777cm" svg:height="0.758cm" svg:x="1.207cm" svg:y="11.638cm">
          <draw:text-box>
            <text:p text:style-name="P4"><text:span text:style-name="T2">O</text:span></text:p>
          </draw:text-box>
        </draw:frame>
        <draw:frame draw:style-name="gr4" draw:text-style-name="P5" draw:layer="layout" svg:width="1.84cm" svg:height="0.758cm" svg:x="1.366cm" svg:y="12.528cm">
          <draw:text-box>
            <text:p text:style-name="P4"><text:span text:style-name="T2">который</text:span></text:p>
          </draw:text-box>
        </draw:frame>
        <draw:line draw:style-name="gr3" draw:text-style-name="P4" draw:layer="layout" svg:x1="1.51cm" svg:y1="13.012cm" svg:x2="1.509cm" svg:y2="12.225cm">
          <text:p/>
        </draw:line>
        <draw:line draw:style-name="gr3" draw:text-style-name="P4" draw:layer="layout" svg:x1="1.509cm" svg:y1="13.013cm" svg:x2="1.289cm" svg:y2="13.225cm">
          <text:p/>
        </draw:line>
        <draw:line draw:style-name="gr3" draw:text-style-name="P4" draw:layer="layout" svg:x1="0.708cm" svg:y1="12.225cm" svg:x2="2.208cm" svg:y2="12.225cm">
          <text:p/>
        </draw:line>
        <draw:line draw:style-name="gr3" draw:text-style-name="P4" draw:layer="layout" svg:x1="2.208cm" svg:y1="12.226cm" svg:x2="2.303cm" svg:y2="12.112cm">
          <text:p/>
        </draw:line>
        <draw:line draw:style-name="gr3" draw:text-style-name="P4" draw:layer="layout" svg:x1="0.617cm" svg:y1="12.338cm" svg:x2="0.712cm" svg:y2="12.224cm">
          <text:p/>
        </draw:line>
        <draw:frame draw:style-name="gr10" draw:text-style-name="P6" draw:layer="layout" svg:width="1cm" svg:height="0.645cm" svg:x="0.867cm" svg:y="12.571cm">
          <draw:text-box>
            <text:p text:style-name="P7"><text:span text:style-name="T2">Ø</text:span></text:p>
          </draw:text-box>
        </draw:frame>
        <draw:frame draw:style-name="gr4" draw:text-style-name="P5" draw:id="id5" draw:layer="layout" svg:width="0.769cm" svg:height="0.758cm" svg:x="1.661cm" svg:y="12.254cm">
          <draw:text-box>
            <text:p text:style-name="P4"><text:span text:style-name="T2">А</text:span></text:p>
          </draw:text-box>
        </draw:frame>
        <draw:connector draw:style-name="gr7" draw:text-style-name="P4" draw:layer="layout" draw:type="curve" svg:x1="4.185cm" svg:y1="10.065cm" svg:x2="1.661cm" svg:y2="12.633cm" draw:end-shape="id5" draw:end-glue-point="3" svg:d="m4185 10065c-4537 0-3275 2568-2524 25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33:52</dc:date>
    <dc:creator>artur </dc:creator>
    <meta:editing-duration>PT07H41M44S</meta:editing-duration>
    <meta:editing-cycles>2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9"/>
  </office:meta>
</office:document-meta>
</file>